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13.5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25.5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14.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5cm"/>
    </style:style>
    <style:style style:name="P1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/>
    </style:style>
    <style:style style:name="T3" style:family="text">
      <style:text-properties fo:language="en" fo:country="GB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svg:x="11cm" svg:y="12cm">
          <text:p text:style-name="P1">Don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6cm" svg:y="12cm">
          <text:p text:style-name="P1">Item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cm" svg:y1="13cm" svg:x2="16cm" svg:y2="13cm">
          <text:p/>
        </draw:line>
        <draw:line draw:style-name="gr2" draw:text-style-name="P1" draw:layer="layout" svg:x1="16cm" svg:y1="13.5cm" svg:x2="15cm" svg:y2="13cm">
          <text:p/>
        </draw:line>
        <draw:line draw:style-name="gr2" draw:text-style-name="P1" draw:layer="layout" svg:x1="15cm" svg:y1="13cm" svg:x2="16cm" svg:y2="12.5cm">
          <text:p/>
        </draw:line>
        <draw:custom-shape draw:style-name="gr1" draw:text-style-name="P1" draw:layer="layout" svg:width="3cm" svg:height="2cm" svg:x="11cm" svg:y="16cm">
          <text:p text:style-name="P1">Donat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5cm" svg:y1="14cm" svg:x2="12.5cm" svg:y2="16cm">
          <text:p/>
        </draw:line>
        <draw:custom-shape draw:style-name="gr1" draw:text-style-name="P1" draw:layer="layout" svg:width="3cm" svg:height="2cm" svg:x="6cm" svg:y="12cm">
          <text:p text:style-name="P1">Staff</text:p>
          <draw:enhanced-geometry svg:viewBox="0 0 21600 21600" draw:type="rectangle" draw:enhanced-path="M 0 0 L 21600 0 21600 21600 0 21600 0 0 Z N"/>
        </draw:custom-shape>
        <draw:frame draw:style-name="gr3" draw:layer="layout" svg:width="14cm" svg:height="1cm" svg:x="2cm" svg:y="1cm">
          <draw:text-box>
            <text:p><text:span text:style-name="T1">Staff(</text:span><text:span text:style-name="T2">StaffID</text:span><text:span text:style-name="T3">, StaffFirstName, StaffLastName)</text:span></text:p>
          </draw:text-box>
        </draw:frame>
        <draw:frame draw:style-name="gr4" draw:layer="layout" svg:width="25cm" svg:height="2cm" svg:x="2cm" svg:y="7cm">
          <draw:text-box>
            <text:p>Donator(<text:span text:style-name="T4">DonatorID</text:span>, DonatorFirstName, DonatorLastName, DonatorAddress1, DonatorAddress2, DonatorCity, DonatorCounty, DonatorPostCode, DonatorContact)</text:p>
          </draw:text-box>
        </draw:frame>
        <draw:frame draw:style-name="gr5" draw:layer="layout" svg:width="26cm" svg:height="1cm" svg:x="2cm" svg:y="5cm">
          <draw:text-box>
            <text:p>Item(<text:span text:style-name="T4">ItemCode</text:span><text:span text:style-name="T5">, ItemDescription, ItemPrice, </text:span><text:span text:style-name="T6">ItemCategory</text:span><text:span text:style-name="T7">, ItemQualityCheck, ItemStatus)</text:span></text:p>
          </draw:text-box>
        </draw:frame>
        <draw:frame draw:style-name="gr6" draw:layer="layout" svg:width="15cm" svg:height="1cm" svg:x="2cm" svg:y="3cm">
          <draw:text-box>
            <text:p>Category(<text:span text:style-name="T4">ItemCategory</text:span>, ItemCategoryDescription)</text:p>
          </draw:text-box>
        </draw:frame>
        <draw:frame draw:style-name="gr7" draw:layer="layout" svg:width="17.66cm" svg:height="0.962cm" svg:x="2cm" svg:y="10cm">
          <draw:text-box>
            <text:p>Donation(<text:span text:style-name="T4">DonationCode</text:span><text:span text:style-name="T5">,</text:span><text:span text:style-name="T6">ItemCode</text:span><text:span text:style-name="T5">, </text:span><text:span text:style-name="T6">DonatorID</text:span><text:span text:style-name="T5">, </text:span><text:span text:style-name="T6">StaffID</text:span><text:span text:style-name="T5">, Date)</text:span></text:p>
          </draw:text-box>
        </draw:frame>
        <draw:custom-shape draw:style-name="gr8" draw:text-style-name="P1" draw:layer="layout" svg:width="3cm" svg:height="2cm" svg:x="16cm" svg:y="16cm">
          <text:p text:style-name="P1">Categor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cm" svg:y1="13.5cm" svg:x2="10cm" svg:y2="13cm">
          <text:p/>
        </draw:line>
        <draw:line draw:style-name="gr2" draw:text-style-name="P1" draw:layer="layout" svg:x1="10cm" svg:y1="13cm" svg:x2="11cm" svg:y2="12.5cm">
          <text:p/>
        </draw:line>
        <draw:line draw:style-name="gr2" draw:text-style-name="P1" draw:layer="layout" svg:x1="9cm" svg:y1="13cm" svg:x2="11cm" svg:y2="13cm">
          <text:p/>
        </draw:line>
        <draw:line draw:style-name="gr2" draw:text-style-name="P1" draw:layer="layout" svg:x1="12.5cm" svg:y1="15cm" svg:x2="12cm" svg:y2="14cm">
          <text:p/>
        </draw:line>
        <draw:line draw:style-name="gr2" draw:text-style-name="P1" draw:layer="layout" svg:x1="12.5cm" svg:y1="15cm" svg:x2="13cm" svg:y2="14cm">
          <text:p/>
        </draw:line>
        <draw:line draw:style-name="gr2" draw:text-style-name="P1" draw:layer="layout" svg:x1="17.5cm" svg:y1="14cm" svg:x2="17.5cm" svg:y2="16cm">
          <text:p/>
        </draw:line>
        <draw:line draw:style-name="gr2" draw:text-style-name="P1" draw:layer="layout" svg:x1="17.5cm" svg:y1="15cm" svg:x2="17cm" svg:y2="14cm">
          <text:p/>
        </draw:line>
        <draw:line draw:style-name="gr2" draw:text-style-name="P1" draw:layer="layout" svg:x1="17.5cm" svg:y1="15cm" svg:x2="18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09:23:59.702000000</meta:creation-date>
    <dc:date>2015-01-16T11:17:09.516000000</dc:date>
    <meta:editing-duration>PT1H24M39S</meta:editing-duration>
    <meta:editing-cycles>7</meta:editing-cycles>
    <meta:generator>LibreOffice/4.2.5.2$Windows_x86 LibreOffice_project/61cb170a04bb1f12e77c884eab9192be736ec5f5</meta:generator>
    <meta:document-statistic meta:object-count="22"/>
  </office:meta>
</office:document-meta>
</file>